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60000001CE13607FF4EF09F56.png" manifest:media-type="image/png"/>
  <manifest:file-entry manifest:full-path="Pictures/10007A0B000012CE000002EF7B078729BF6AEA2E.svg" manifest:media-type="image/svg+xml"/>
  <manifest:file-entry manifest:full-path="Pictures/100002010000008500000024E24EA734F309750F.png" manifest:media-type="image/png"/>
  <manifest:file-entry manifest:full-path="Pictures/1000661700000DBF000003AE4AA264F335387C8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WI-master-subtitle">
      <style:graphic-properties draw:fill-color="#ffffff" draw:auto-grow-height="true" fo:min-height="11.938cm"/>
      <style:paragraph-properties style:writing-mode="lr-tb"/>
    </style:style>
    <style:style style:name="pr2" style:family="presentation" style:parent-style-name="MWI-master-notes">
      <style:graphic-properties draw:fill-color="#ffffff" fo:min-height="12.572cm"/>
      <style:paragraph-properties style:writing-mode="lr-tb"/>
    </style:style>
    <style:style style:name="pr3" style:family="presentation" style:parent-style-name="MWI-master-title">
      <style:graphic-properties fo:min-height="1.15cm"/>
      <style:paragraph-properties style:writing-mode="lr-tb"/>
    </style:style>
    <style:style style:name="pr4" style:family="presentation" style:parent-style-name="MWI-master-outline1">
      <style:graphic-properties fo:min-height="11.68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  <style:text-properties fo:hyphenate="false" loext:hyphenation-no-caps="false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WI-master" presentation:presentation-page-layout-name="AL1T0">
        <draw:frame presentation:style-name="pr1" draw:text-style-name="P1" draw:layer="layout" svg:width="25.199cm" svg:height="11.938cm" svg:x="1.4cm" svg:y="2.03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WI-master" presentation:presentation-page-layout-name="AL2T1">
        <draw:frame presentation:style-name="pr3" draw:layer="layout" svg:width="25.199cm" svg:height="1.15cm" svg:x="1.401cm" svg:y="0.328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ata</text:p>
                <text:list>
                  <text:list-item>
                    <text:p>Bandpass measurements</text:p>
                  </text:list-item>
                  <text:list-item>
                    <text:p>Atmospheric data</text:p>
                  </text:list-item>
                </text:list>
              </text:list-item>
              <text:list-item>
                <text:p>Methods</text:p>
              </text:list-item>
              <text:list-item>
                <text:p>Results and Discussion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WI-master" presentation:presentation-page-layout-name="AL2T1">
        <draw:frame presentation:style-name="pr3" draw:layer="layout" svg:width="25.199cm" svg:height="1.15cm" svg:x="1.401cm" svg:y="0.328cm" presentation:class="title">
          <draw:text-box>
            <text:p>Introduction</text:p>
          </draw:text-box>
        </draw:frame>
        <draw:frame presentation:style-name="pr4" draw:layer="layout" svg:width="25.199cm" svg:height="11.938cm" svg:x="1.4cm" svg:y="2.032cm" presentation:class="outline">
          <draw:text-box>
            <text:list text:style-name="L2">
              <text:list-item>
                <text:p>Spectral sensitivity of 183 GHz MWI channels (MWI-14 to MWI-18)</text:p>
                <text:list>
                  <text:list-item>
                    <text:p/>
                  </text:list-item>
                </text:list>
              </text:list-item>
              <text:list-item>
                <text:p>Is the bandpass effect depending on the climatic region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WI-master" presentation:presentation-page-layout-name="AL2T1">
        <draw:frame presentation:style-name="pr3" draw:layer="layout" svg:width="25.199cm" svg:height="1.15cm" svg:x="1.401cm" svg:y="0.328cm" presentation:class="title">
          <draw:text-box>
            <text:p>Bandpass measurements</text:p>
          </draw:text-box>
        </draw:frame>
        <draw:frame presentation:style-name="pr4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Two measurements availabl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WI-master" presentation:presentation-page-layout-name="AL2T1">
        <draw:frame presentation:style-name="pr3" draw:layer="layout" svg:width="25.199cm" svg:height="1.15cm" svg:x="1.401cm" svg:y="0.328cm" presentation:class="title" presentation:user-transformed="true">
          <draw:text-box>
            <text:p>Methods: Radiative transfer simulation</text:p>
          </draw:text-box>
        </draw:frame>
        <draw:frame presentation:style-name="pr4" draw:layer="layout" svg:width="25.199cm" svg:height="11.938cm" svg:x="1.4cm" svg:y="1.778cm" presentation:class="outline" presentation:user-transformed="true">
          <draw:text-box>
            <text:list text:style-name="L2">
              <text:list-item>
                <text:p>Model: <text:span text:style-name="T1">P</text:span>assive and <text:span text:style-name="T1">A</text:span>ctive <text:span text:style-name="T1">M</text:span>icrowave <text:span text:style-name="T1">TRA</text:span>nsfer (PAMTRA, Mech et al. 2020)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Brightness temperature at every frequency </text:span>(vertical polariz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733 km nadir view</text:p>
                  </text:list-item>
                </text:list>
              </text:list-item>
              <text:list-item>
                <text:p>Input parameters:</text:p>
                <text:list>
                  <text:list-item>
                    <text:p>Atmospheric state: pressure, temperature and relative humidity as function of height, cloud parameters</text:p>
                  </text:list-item>
                  <text:list-item>
                    <text:p>Add source of atmospheric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WI-master" presentation:presentation-page-layout-name="AL2T1">
        <draw:frame presentation:style-name="pr3" draw:layer="layout" svg:width="25.199cm" svg:height="1.15cm" svg:x="1.401cm" svg:y="0.328cm" presentation:class="title">
          <draw:text-box>
            <text:p>Methods: Calculation of virtual MWI measurement</text:p>
          </draw:text-box>
        </draw:frame>
        <draw:frame presentation:style-name="pr4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Normalize bandpass measurement at frequency i:<text:line-break/></text:p>
              </text:list-item>
              <text:list-item>
                <text:p>Virtual MWI measurement is then given by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16§display§s_{norm, i}(\nu) = \frac{s_i(\nu)}{\sum_{i}^{N} s_i(\nu)}§svg§600§FALSE§</svg:desc>
          <draw:frame draw:style-name="gr2" draw:text-style-name="P3" draw:layer="layout" svg:width="5.629cm" svg:height="1.506cm" svg:x="18.356cm" svg:y="1.719cm">
            <draw:image xlink:href="Pictures/1000661700000DBF000003AE4AA264F335387C8A.svg" xlink:type="simple" xlink:show="embed" xlink:actuate="onLoad" loext:mime-type="image/svg+xml">
              <text:p/>
            </draw:image>
            <draw:image xlink:href="Pictures/100002010000008500000024E24EA734F309750F.png" xlink:type="simple" xlink:show="embed" xlink:actuate="onLoad" loext:mime-type="image/png"/>
          </draw:frame>
        </draw:g>
        <draw:g>
          <svg:title>TexMaths</svg:title>
          <svg:desc>16§display§T_{B, MWI} = \sum_{i}^{} s(f_i) T_{B, PAM}(f_i)§svg§600§FALSE§</svg:desc>
          <draw:frame draw:style-name="gr2" draw:text-style-name="P3" draw:layer="layout" svg:width="7.701cm" svg:height="1.2cm" svg:x="16.302cm" svg:y="4.172cm">
            <draw:image xlink:href="Pictures/10007A0B000012CE000002EF7B078729BF6AEA2E.svg" xlink:type="simple" xlink:show="embed" xlink:actuate="onLoad" loext:mime-type="image/svg+xml">
              <text:p/>
            </draw:image>
            <draw:image xlink:href="Pictures/10000201000000B60000001CE13607FF4EF09F56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WI-master-background" style:family="presentation">
      <style:graphic-properties draw:stroke="none" draw:fill="none"/>
      <style:text-properties style:letter-kerning="true"/>
    </style:style>
    <style:style style:name="MWI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WI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WI-master-outline1" style:family="presentation">
      <style:graphic-properties draw:stroke="none" draw:fill="none" draw:auto-grow-height="false" draw:fit-to-size="shrink-to-fit" style:shrink-to-fit="true">
        <text:list-style style:name="MWI-master-outline1">
          <text:list-level-style-bullet text:level="1" text:bullet-char="">
            <style:list-level-properties text:min-label-width="0.635cm"/>
            <style:text-properties fo:font-family="OpenSymbol" style:font-style-name="Regular" style:font-charset="x-symbol" fo:color="#004187" fo:font-size="45%"/>
          </text:list-level-style-bullet>
          <text:list-level-style-bullet text:level="2" text:bullet-char="–">
            <style:list-level-properties text:space-before="1.27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3" text:bullet-char="–">
            <style:list-level-properties text:space-before="2.54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WI-master-outline2" style:family="presentation" style:parent-style-name="MWI-master-outline1">
      <style:paragraph-properties fo:margin-top="0.4cm" fo:margin-bottom="0cm"/>
      <style:text-properties fo:font-size="18pt" style:font-size-asian="18pt" style:font-size-complex="18pt" fo:hyphenate="false" loext:hyphenation-no-caps="false"/>
    </style:style>
    <style:style style:name="MWI-master-outline3" style:family="presentation" style:parent-style-name="MWI-master-outline2">
      <style:paragraph-properties fo:margin-top="0.3cm" fo:margin-bottom="0cm"/>
      <style:text-properties fo:font-size="18pt" style:font-size-asian="18pt" style:font-size-complex="18pt" fo:hyphenate="false" loext:hyphenation-no-caps="false"/>
    </style:style>
    <style:style style:name="MWI-master-outline4" style:family="presentation" style:parent-style-name="MWI-master-outline3">
      <style:paragraph-properties fo:margin-top="0.2cm" fo:margin-bottom="0cm"/>
      <style:text-properties fo:font-size="18pt" style:font-size-asian="18pt" style:font-size-complex="18pt" fo:hyphenate="false" loext:hyphenation-no-caps="false"/>
    </style:style>
    <style:style style:name="MWI-master-outline5" style:family="presentation" style:parent-style-name="MWI-master-outline4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6" style:family="presentation" style:parent-style-name="MWI-master-outline5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7" style:family="presentation" style:parent-style-name="MWI-master-outline6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8" style:family="presentation" style:parent-style-name="MWI-master-outline7">
      <style:paragraph-properties fo:margin-top="0.1cm" fo:margin-bottom="0cm"/>
      <style:text-properties fo:font-size="20pt" style:font-size-asian="20pt" style:font-size-complex="20pt"/>
    </style:style>
    <style:style style:name="MWI-master-outline9" style:family="presentation" style:parent-style-name="MWI-master-outline8">
      <style:paragraph-properties fo:margin-top="0.1cm" fo:margin-bottom="0cm"/>
      <style:text-properties fo:font-size="20pt" style:font-size-asian="20pt" style:font-size-complex="20pt"/>
    </style:style>
    <style:style style:name="MWI-master-subtitle" style:family="presentation">
      <style:graphic-properties draw:stroke="none" draw:fill="none" draw:textarea-vertical-align="middle">
        <text:list-style style:name="MWI-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WI-master-title" style:family="presentation">
      <style:graphic-properties draw:stroke="none" draw:fill="none" draw:textarea-vertical-align="middle">
        <text:list-style style:name="MWI-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187" style:text-outline="false" style:text-line-through-style="none" style:text-line-through-type="none" style:font-name="Open Sans" fo:font-family="'Open Sans'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WI-master-title">
      <style:graphic-properties draw:auto-grow-height="false" fo:min-height="2.63cm"/>
      <style:paragraph-properties style:writing-mode="lr-tb"/>
    </style:style>
    <style:style style:name="Mpr2" style:family="presentation" style:parent-style-name="MWI-master-outline1">
      <style:graphic-properties fo:min-height="9.135cm"/>
      <style:paragraph-properties style:writing-mode="lr-tb"/>
    </style:style>
    <style:style style:name="Mpr3" style:family="presentation" style:parent-style-name="MWI-mast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MWI-ma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WI-ma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WI-master" style:page-layout-name="PM1" draw:style-name="Mdp1">
      <draw:frame presentation:style-name="Mpr1" draw:layer="backgroundobjects" svg:width="25.199cm" svg:height="1.15cm" svg:x="1.401cm" svg:y="0.328cm" presentation:class="title">
        <draw:text-box>
          <text:p><text:span text:style-name="MT1">Click to edit the title text format</text:span></text:p>
        </draw:text-box>
      </draw:frame>
      <draw:frame presentation:style-name="Mpr2" draw:layer="backgroundobjects" svg:width="25.199cm" svg:height="11.938cm" svg:x="1.4cm" svg:y="2.03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01cm" svg:x="1.4cm" svg:y="14.732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0.701cm" svg:x="9.576cm" svg:y="14.732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0.701cm" svg:x="20.076cm" svg:y="14.73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MWI-master-title" draw:layer="backgroundobjects" svg:width="18.624cm" svg:height="10.476cm" svg:x="1.482cm" svg:y="2.123cm" presentation:class="page"/>
        <draw:frame presentation:style-name="MWI-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9:06:33.537075584</meta:creation-date>
    <meta:generator>LibreOffice/6.4.6.2$Linux_X86_64 LibreOffice_project/40$Build-2</meta:generator>
    <dc:date>2020-10-07T23:30:09.212172581</dc:date>
    <meta:editing-duration>PT4H2M39S</meta:editing-duration>
    <meta:editing-cycles>15</meta:editing-cycles>
    <meta:document-statistic meta:object-count="48"/>
  </office:meta>
</office:document-meta>
</file>